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7.261cm" table:align="center" style:writing-mode="lr-tb"/>
    </style:style>
    <style:style style:name="表格1.A" style:family="table-column">
      <style:table-column-properties style:column-width="2.693cm"/>
    </style:style>
    <style:style style:name="表格1.B" style:family="table-column">
      <style:table-column-properties style:column-width="4.912cm"/>
    </style:style>
    <style:style style:name="表格1.C" style:family="table-column">
      <style:table-column-properties style:column-width="1.369cm"/>
    </style:style>
    <style:style style:name="表格1.D" style:family="table-column">
      <style:table-column-properties style:column-width="8.287cm"/>
    </style:style>
    <style:style style:name="表格1.1" style:family="table-row">
      <style:table-row-properties style:min-row-height="0.797cm" fo:keep-together="auto"/>
    </style:style>
    <style:style style:name="表格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50%"/>
      <style:text-properties fo:font-size="10.5pt" officeooo:paragraph-rsid="000807a9" style:font-size-asian="10.5pt" style:font-size-complex="10.5pt"/>
    </style:style>
    <style:style style:name="P2" style:family="paragraph" style:parent-style-name="Standard">
      <style:paragraph-properties fo:line-height="150%"/>
      <style:text-properties fo:font-size="10.5pt" fo:font-weight="bold" officeooo:paragraph-rsid="000807a9" style:font-size-asian="10.5pt" style:font-weight-asian="bold" style:font-size-complex="10.5pt"/>
    </style:style>
    <style:style style:name="P3" style:family="paragraph" style:parent-style-name="Standard">
      <style:paragraph-properties fo:line-height="150%"/>
      <style:text-properties officeooo:paragraph-rsid="000807a9"/>
    </style:style>
    <style:style style:name="P4" style:family="paragraph" style:parent-style-name="Standard">
      <style:paragraph-properties fo:line-height="150%"/>
      <style:text-properties style:font-name="宋体" fo:font-size="9pt" fo:language="zh" fo:country="CN" fo:font-weight="bold" officeooo:paragraph-rsid="000807a9" style:letter-kerning="true" style:font-size-asian="9pt" style:font-weight-asian="bold" style:font-name-complex="宋体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宋体" fo:font-size="10.5pt" fo:font-weight="bold" officeooo:paragraph-rsid="000807a9" style:font-size-asian="10.5pt" style:font-weight-asian="bold" style:font-name-complex="宋体" style:font-size-complex="10.5pt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宋体" fo:font-size="10.5pt" officeooo:paragraph-rsid="000807a9" style:font-size-asian="10.5pt" style:font-name-complex="宋体" style:font-size-complex="10.5pt"/>
    </style:style>
    <style:style style:name="P7" style:family="paragraph" style:parent-style-name="Standard">
      <style:paragraph-properties fo:text-align="center" style:justify-single-word="false"/>
      <style:text-properties style:font-name="宋体" fo:font-size="10.5pt" officeooo:paragraph-rsid="000807a9" style:font-size-asian="10.5pt" style:font-name-complex="宋体" style:font-size-complex="10.5pt"/>
    </style:style>
    <style:style style:name="P8" style:family="paragraph" style:parent-style-name="Standard">
      <style:paragraph-properties style:snap-to-layout-grid="false"/>
      <style:text-properties style:font-name="宋体" fo:font-size="10.5pt" officeooo:paragraph-rsid="000807a9" style:font-size-asian="10.5pt" style:font-name-complex="宋体" style:font-size-complex="10.5pt"/>
    </style:style>
    <style:style style:name="P9" style:family="paragraph" style:parent-style-name="Standard">
      <style:text-properties style:font-name="宋体" fo:font-size="10.5pt" officeooo:paragraph-rsid="000807a9" style:font-size-asian="10.5pt" style:font-name-complex="宋体" style:font-size-complex="10.5pt"/>
    </style:style>
    <style:style style:name="P10" style:family="paragraph" style:parent-style-name="Standard">
      <style:paragraph-properties fo:text-align="center" style:justify-single-word="false"/>
      <style:text-properties style:font-name="宋体" fo:font-size="10.5pt" officeooo:paragraph-rsid="000807a9" style:font-size-asian="10.5pt" style:font-name-complex="宋体" style:font-size-complex="10.5pt"/>
    </style:style>
    <style:style style:name="P11" style:family="paragraph" style:parent-style-name="Standard">
      <style:paragraph-properties fo:text-align="center" style:justify-single-word="false"/>
      <style:text-properties officeooo:paragraph-rsid="000807a9"/>
    </style:style>
    <style:style style:name="P12" style:family="paragraph" style:parent-style-name="Standard">
      <style:text-properties officeooo:paragraph-rsid="000807a9"/>
    </style:style>
    <style:style style:name="P13" style:family="paragraph" style:parent-style-name="Standard">
      <style:paragraph-properties fo:margin-left="0cm" fo:margin-right="0cm" fo:line-height="150%" fo:text-indent="0.728cm" style:auto-text-indent="false"/>
      <style:text-properties fo:font-size="10.5pt" fo:font-weight="bold" officeooo:paragraph-rsid="000807a9" style:font-size-asian="10.5pt" style:font-weight-asian="bold" style:font-size-complex="10.5pt"/>
    </style:style>
    <style:style style:name="P14" style:family="paragraph" style:parent-style-name="Standard">
      <style:paragraph-properties fo:margin-left="0cm" fo:margin-right="0cm" fo:line-height="150%" fo:text-indent="0.728cm" style:auto-text-indent="false"/>
      <style:text-properties fo:font-size="10.5pt" fo:font-weight="bold" officeooo:rsid="000807a9" officeooo:paragraph-rsid="000807a9" style:font-size-asian="10.5pt" style:font-weight-asian="bold" style:font-size-complex="10.5pt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0.728cm" style:auto-text-indent="false"/>
      <style:text-properties fo:font-size="10.5pt" fo:font-weight="bold" officeooo:rsid="000807a9" officeooo:paragraph-rsid="000993bd" style:font-size-asian="10.5pt" style:font-weight-asian="bold" style:font-size-complex="10.5pt"/>
    </style:style>
    <style:style style:name="P16" style:family="paragraph" style:parent-style-name="Standard">
      <style:paragraph-properties fo:margin-left="0cm" fo:margin-right="0cm" fo:line-height="150%" fo:text-indent="0.741cm" style:auto-text-indent="false"/>
      <style:text-properties officeooo:paragraph-rsid="000807a9"/>
    </style:style>
    <style:style style:name="P17" style:family="paragraph" style:parent-style-name="Standard">
      <style:paragraph-properties fo:margin-left="0cm" fo:margin-right="0cm" fo:line-height="150%" fo:text-indent="0.741cm" style:auto-text-indent="false"/>
      <style:text-properties fo:font-size="10.5pt" officeooo:paragraph-rsid="000807a9" style:font-size-asian="10.5pt" style:font-size-complex="10.5pt"/>
    </style:style>
    <style:style style:name="P18" style:family="paragraph" style:parent-style-name="Standard">
      <style:paragraph-properties fo:margin-left="0cm" fo:margin-right="0cm" fo:line-height="150%" fo:text-indent="0.741cm" style:auto-text-indent="false"/>
      <style:text-properties fo:font-size="10.5pt" officeooo:paragraph-rsid="000807a9" style:font-size-asian="10.5pt" style:font-size-complex="10.5pt"/>
    </style:style>
    <style:style style:name="P19" style:family="paragraph" style:parent-style-name="Standard">
      <style:paragraph-properties fo:margin-left="0cm" fo:margin-right="0cm" fo:line-height="150%" fo:text-indent="0.744cm" style:auto-text-indent="false"/>
      <style:text-properties fo:font-size="10.5pt" fo:font-weight="bold" officeooo:paragraph-rsid="000807a9" style:font-size-asian="10.5pt" style:font-weight-asian="bold" style:font-size-complex="10.5pt"/>
    </style:style>
    <style:style style:name="P20" style:family="paragraph" style:parent-style-name="Standard">
      <style:paragraph-properties fo:margin-left="0cm" fo:margin-right="0cm" fo:line-height="150%" fo:text-indent="0.744cm" style:auto-text-indent="false"/>
      <style:text-properties style:font-name="宋体" fo:font-size="10.5pt" fo:font-weight="bold" officeooo:paragraph-rsid="000807a9" style:font-size-asian="10.5pt" style:font-weight-asian="bold" style:font-name-complex="宋体" style:font-size-complex="10.5pt"/>
    </style:style>
    <style:style style:name="P21" style:family="paragraph" style:parent-style-name="Standard">
      <style:paragraph-properties fo:margin-left="0cm" fo:margin-right="0cm" fo:text-indent="0.556cm" style:auto-text-indent="false"/>
      <style:text-properties style:font-name="宋体" fo:font-size="10.5pt" officeooo:paragraph-rsid="000807a9" style:font-size-asian="10.5pt" style:font-name-complex="宋体" style:font-size-complex="10.5pt"/>
    </style:style>
    <style:style style:name="P22" style:family="paragraph" style:parent-style-name="Standard">
      <style:paragraph-properties fo:margin-left="0cm" fo:margin-right="0cm" fo:text-indent="0.37cm" style:auto-text-indent="false"/>
      <style:text-properties style:font-name="宋体" fo:font-size="10.5pt" officeooo:paragraph-rsid="000807a9" style:font-size-asian="10.5pt" style:font-name-complex="宋体" style:font-size-complex="10.5pt"/>
    </style:style>
    <style:style style:name="P23" style:family="paragraph" style:parent-style-name="Standard">
      <style:paragraph-properties fo:margin-left="0cm" fo:margin-right="0cm" fo:text-indent="0.37cm" style:auto-text-indent="false"/>
      <style:text-properties officeooo:paragraph-rsid="000807a9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fo:font-weight="bold" style:font-size-asian="10.5pt" style:font-weight-asian="bold" style:font-size-complex="10.5pt"/>
    </style:style>
    <style:style style:name="T4" style:family="text">
      <style:text-properties fo:font-size="10.5pt" style:font-name-asian="Times New Roman" style:font-size-asian="10.5pt" style:font-size-complex="10.5pt"/>
    </style:style>
    <style:style style:name="T5" style:family="text">
      <style:text-properties style:font-name-asian="Times New Roman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/>
    </style:style>
    <style:style style:name="T8" style:family="text">
      <style:text-properties style:font-name="宋体" fo:font-size="10.5pt" fo:font-weight="bold" style:font-size-asian="10.5pt" style:font-weight-asian="bold" style:font-name-complex="宋体" style:font-size-complex="10.5pt"/>
    </style:style>
    <style:style style:name="T9" style:family="text">
      <style:text-properties style:font-name="宋体" fo:font-size="10.5pt" style:font-size-asian="10.5pt" style:font-name-complex="宋体" style:font-size-complex="10.5pt"/>
    </style:style>
    <style:style style:name="T10" style:family="text">
      <style:text-properties fo:color="#000000" style:font-name="宋体" fo:font-size="10.5pt" style:font-size-asian="10.5pt" style:font-name-complex="宋体" style:font-size-complex="10.5pt"/>
    </style:style>
    <style:style style:name="T11" style:family="text">
      <style:text-properties officeooo:rsid="000993bd"/>
    </style:style>
    <style:style style:name="T12" style:family="text">
      <style:text-properties officeooo:rsid="000b1a1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tab/><text:tab/><text:tab/>IDC-BUSB 十寸屏对接第三方通信协议</text:p>
      <text:p text:style-name="P14">波特率：9600</text:p>
      <text:p text:style-name="P14">数据位：<text:span text:style-name="T12">8</text:span></text:p>
      <text:p text:style-name="P14">校验位： 无</text:p>
      <text:p text:style-name="P14">停止位： <text:span text:style-name="T12">1</text:span></text:p>
      <text:p text:style-name="P14"/>
      <text:p text:style-name="P14">一、读取参数命令</text:p>
      <text:p text:style-name="P14">主机发送数据：</text:p>
      <text:p text:style-name="P14">01 03 00 00 00 63 C5 E0 <text:s/>//102</text:p>
      <text:p text:style-name="P14">01 表示母线1从机地址码 [规则_： 当前母线： addr%4+1 当前从机地址： addr%64+1] </text:p>
      <text:p text:style-name="P14">03 表示功能码 <text:s/></text:p>
      <text:p text:style-name="P14">00 00 表示寄存器首地址 </text:p>
      <text:p text:style-name="P14">00 63 表示数据长度 （4*22+11=99）</text:p>
      <text:p text:style-name="P14">C5 E0 表示CRC校验</text:p>
      <text:p text:style-name="P14">//01 03 00 00 00 34 44 1D </text:p>
      <text:p text:style-name="P14"/>
      <text:p text:style-name="P14">从机返回数据：[根据交直流不同而回复数据不一样]</text:p>
      <text:p text:style-name="P14">[交流]_</text:p>
      <text:p text:style-name="P14">示例解释，不代表直流正确数据</text:p>
      <text:p text:style-name="P14">01 03 34</text:p>
      <text:p text:style-name="P14">00 </text:p>
      <text:p text:style-name="P14">1E 3C 00 </text:p>
      <text:p text:style-name="P14">18 3C 00 </text:p>
      <text:p text:style-name="P14">00 00 00</text:p>
      <text:p text:style-name="P14">02</text:p>
      <text:p text:style-name="P14">00 DC 00 63 00 15 00 00 00 13 01 14 00 00 00 FA 00 00 00 00 63 01 </text:p>
      <text:p text:style-name="P14">00 00 00 00 00 00 00 00 00 00 00 00 00 00 00 00 00 00 00 00 00 00</text:p>
      <text:p text:style-name="P14">00 DC 00 63 00 15 00 00 00 13 01 14 00 00 00 F8 00 00 00 00 63 01 </text:p>
      <text:p text:style-name="P14">00 00 00 00 00 00 00 00 00 00 00 00 00 00 00 00 00 00 00 00 00 00</text:p>
      <text:p text:style-name="P14">F8 04</text:p>
      <text:p text:style-name="P14">01 表示从机地址码（第1字节）</text:p>
      <text:p text:style-name="P14">03 表示功能码（第2字节）</text:p>
      <text:p text:style-name="P14">34 表示数据字节数（第3字节）十六进制转换为十进制52</text:p>
      <text:p text:style-name="P14">00 //直流</text:p>
      <text:p text:style-name="P14"><text:soft-page-break/>00表示（单路电源还是双路电源）（第4字节）</text:p>
      <text:p text:style-name="P14">1E 表示温度1值（第5字节），十六进制转换为十进制30度</text:p>
      <text:p text:style-name="P14">3C 表示温度1（第6字节）上限报警值</text:p>
      <text:p text:style-name="P14">00 表示温度1（第7字节）下限报警值</text:p>
      <text:p text:style-name="P14">18 表示温度2值，（第8字节）十六进制转换为十进制24度</text:p>
      <text:p text:style-name="P14">3C 表示温度2（第9字节）上限报警值</text:p>
      <text:p text:style-name="P14">00 表示温度2（第10字节）下限报警值</text:p>
      <text:p text:style-name="P14">00（第11字节）</text:p>
      <text:p text:style-name="P14">3C（第12字节）</text:p>
      <text:p text:style-name="P14">00（第13字节）</text:p>
      <text:p text:style-name="P14">02 表示输入的接口（第14字节）（02表示2路输入，最多4路）</text:p>
      <text:p text:style-name="P14">00 DC 表示L1电压值（第15、16字节） <text:s text:c="2"/>十六进制转换为十进制220V</text:p>
      <text:p text:style-name="P14">00 3C <text:s/>表示L1电流值（第17、18字节）十六进制转换为十进制后除以十6.0A</text:p>
      <text:p text:style-name="P14">00 15 <text:s/>表示L1有功功率值（第19、20字节）十六进制转换为十进制w</text:p>
      <text:p text:style-name="P14">00 00 00 13表示L1电能值（第21、22、23、24字节）十六进制转换为十进制后除以十0.2KWH</text:p>
      <text:p text:style-name="P14">01 14 <text:s/>表示L1上限电压报警值（第25、26字节）</text:p>
      <text:p text:style-name="P14">00 00 <text:s/>表示L1下限电压报警值（第27、28字节）</text:p>
      <text:p text:style-name="P14">00 F8 <text:s/>表示L1上限电流报警值（第29、30字节）</text:p>
      <text:p text:style-name="P14">00 00 <text:s/>表示L1下限电流报警值（第31、32字节）</text:p>
      <text:p text:style-name="P14">00 00 <text:s/>表示L1谐波值（第33、34字节）（暂时没此功能）</text:p>
      <text:p text:style-name="P14">63 <text:s/>表示L1功率因素（第35字节）十六进制转换为十进制后除以一百0.99</text:p>
      <text:p text:style-name="P14">01 <text:s/>表示L1断路器开关状态（第36字节） 00 表示断路器断开，01表示电路期闭合 </text:p>
      <text:p text:style-name="P14">从第15到第36字节为L1的全部数据</text:p>
      <text:p text:style-name="P14">以此类推，第37到第101字节表示D2和D3、D4的数据</text:p>
      <text:p text:style-name="P14">F8 04 表示CRC校验码（第102、103字节）</text:p>
      <text:p text:style-name="P14"/>
      <text:p text:style-name="P14">[直流]_</text:p>
      <text:p text:style-name="P14">示例解释，不代表直流正确数据</text:p>
      <text:p text:style-name="P14">01 03 34</text:p>
      <text:p text:style-name="P14">00 </text:p>
      <text:p text:style-name="P14">1E 3C 00 </text:p>
      <text:p text:style-name="P14">18 3C 00 </text:p>
      <text:p text:style-name="P14"><text:soft-page-break/>00 00 00</text:p>
      <text:p text:style-name="P14">02</text:p>
      <text:p text:style-name="P14">00 DC 00 63 00 15 00 00 00 13 01 14 00 00 00 FA 00 00 00 00 63 01 </text:p>
      <text:p text:style-name="P14">00 00 00 00 00 00 00 00 00 00 00 00 00 00 00 00 00 00 00 00 00 00</text:p>
      <text:p text:style-name="P14">00 DC 00 63 00 15 00 00 00 13 01 14 00 00 00 F8 00 00 00 00 63 01 </text:p>
      <text:p text:style-name="P14">00 00 00 00 00 00 00 00 00 00 00 00 00 00 00 00 00 00 00 00 00 00</text:p>
      <text:p text:style-name="P14">F8 04</text:p>
      <text:p text:style-name="P14">01 表示从机地址码（第1字节）</text:p>
      <text:p text:style-name="P14">03 表示功能码（第2字节）</text:p>
      <text:p text:style-name="P14">34 表示数据字节数（第3字节）十六进制转换为十进制52</text:p>
      <text:p text:style-name="P14">00 //直流</text:p>
      <text:p text:style-name="P14">00表示（单路电源还是双路电源）（第4字节）</text:p>
      <text:p text:style-name="P14">1E 表示温度1值（第5字节），十六进制转换为十进制30度</text:p>
      <text:p text:style-name="P14">3C 表示温度1（第6字节）上限报警值</text:p>
      <text:p text:style-name="P14">00 表示温度1（第7字节）下限报警值</text:p>
      <text:p text:style-name="P14">18 表示温度2值，（第8字节）十六进制转换为十进制24度</text:p>
      <text:p text:style-name="P14">3C 表示温度2（第9字节）上限报警值</text:p>
      <text:p text:style-name="P14">00 表示温度2（第10字节）下限报警值</text:p>
      <text:p text:style-name="P14">00（第11字节）</text:p>
      <text:p text:style-name="P14">3C（第12字节）</text:p>
      <text:p text:style-name="P14">00（第13字节）</text:p>
      <text:p text:style-name="P14">02 表示输入的接口（第14字节）（02表示2路输入，最多4路）</text:p>
      <text:p text:style-name="P14">00 DC 表示L1电压值（第15、16字节） <text:s text:c="2"/>十六进制转换为十进制220V</text:p>
      <text:p text:style-name="P14">00 3C <text:s/>表示L1电流值（第17、18字节）十六进制转换为十进制后除以十6.0A</text:p>
      <text:p text:style-name="P14">00 15 <text:s/>表示L1有功功率值（第19、20字节）十六进制转换为十进制w</text:p>
      <text:p text:style-name="P14">00 00 00 13表示L1电能值（第21、22、23、24字节）十六进制转换为十进制后除以十0.2KWH</text:p>
      <text:p text:style-name="P14">01 14 <text:s/>表示L1上限电压报警值（第25、26字节）</text:p>
      <text:p text:style-name="P14">00 00 <text:s/>表示L1下限电压报警值（第27、28字节）</text:p>
      <text:p text:style-name="P14">00 F8 <text:s/>表示L1上限电流报警值（第29、30字节）</text:p>
      <text:p text:style-name="P14">00 00 <text:s/>表示L1下限电流报警值（第31、32字节）</text:p>
      <text:p text:style-name="P14">00 00 <text:s/>表示L1谐波值（第33、34字节）（暂时没此功能）</text:p>
      <text:p text:style-name="P14">63 <text:s/>表示L1功率因素（第35字节）十六进制转换为十进制后除以一百0.99</text:p>
      <text:p text:style-name="P14">01 <text:s/>表示L1断路器开关状态（第36字节） 00 表示断路器断开，01表示电路期闭合 </text:p>
      <text:p text:style-name="P14"><text:soft-page-break/>从第15到第36字节为L1的全部数据</text:p>
      <text:p text:style-name="P14">以此类推，第37到第101字节表示D2和D3、D4的数据</text:p>
      <text:p text:style-name="P14">F8 04 表示CRC校验码（第102、103字节）</text:p>
      <text:p text:style-name="P14"/>
      <text:p text:style-name="P14"/>
      <text:p text:style-name="P14">二、设置寄存器值</text:p>
      <text:p text:style-name="P14">1、修改地址</text:p>
      <text:p text:style-name="P14">主机发送数据：</text:p>
      <text:p text:style-name="P14">01 10 10 01 00 02 14 C8</text:p>
      <text:p text:style-name="P14">01 表示地址码 <text:s text:c="3"/>[规则_： 当前母线： addr%4+1 当前从机地址： addr%64+1] </text:p>
      <text:p text:style-name="P14">10 表示功能码 <text:s/></text:p>
      <text:p text:style-name="P14">10 01 表示修改地址 </text:p>
      <text:p text:style-name="P14">00 02 表示地址修改为2 </text:p>
      <text:p text:style-name="P14">14 C8表示CRC校验</text:p>
      <text:p text:style-name="P14">从机返回数据：[与发送数据相同]</text:p>
      <text:p text:style-name="P14">01 10 10 01 00 02 14 C8</text:p>
      <text:p text:style-name="P13"/>
      <text:p text:style-name="P13"/>
      <text:p text:style-name="P13">2、设置电流电压上下限值</text:p>
      <text:p text:style-name="P16"><text:span text:style-name="T1">01 10 10 20 00 A0 C5 7B</text:span></text:p>
      <text:p text:style-name="P17">00 表示地址码<text:span text:style-name="T5"> <text:s/></text:span></text:p>
      <text:p text:style-name="P17">10 表示功能码<text:span text:style-name="T5"> <text:s/></text:span></text:p>
      <text:p text:style-name="P16"><text:span text:style-name="T1">10 20 表示修改L1电流上限的寄存器地址</text:span><text:span text:style-name="T4"> </text:span></text:p>
      <text:p text:style-name="P16"><text:span text:style-name="T1">00 A0</text:span><text:span text:style-name="T1"> 表示电流上限修改为16.0A <text:s/></text:span></text:p>
      <text:p text:style-name="P16"><text:span text:style-name="T1">C5 7B</text:span><text:span text:style-name="T1">表示CRC校验</text:span></text:p>
      <text:p text:style-name="P2">从机返回数据：</text:p>
      <text:p text:style-name="P16"><text:span text:style-name="T1">01 10 10 20 00 A0 C5 7B</text:span></text:p>
      <text:p text:style-name="P2"/>
      <text:p text:style-name="P2">例：</text:p>
      <text:p text:style-name="P3"><text:span text:style-name="T1">01 10 10 21 00 A0 94 BB</text:span><text:span text:style-name="T1"> <text:s text:c="2"/>修改L1下限报警16.0A</text:span></text:p>
      <text:p text:style-name="P3"><text:span text:style-name="T1">01 10 10 22 00 A0 64 BB</text:span><text:span text:style-name="T1"> <text:s text:c="2"/>修改L2上限报警16.0A</text:span></text:p>
      <text:p text:style-name="P1"/>
      <text:p text:style-name="P19">3、修改波特率</text:p>
      <text:p text:style-name="P2"><text:soft-page-break/>主机发送数据：</text:p>
      <text:p text:style-name="P17">01 10 10 38 00 02 C4 C5</text:p>
      <text:p text:style-name="P17">01 表示地址码<text:span text:style-name="T5"> <text:s/></text:span></text:p>
      <text:p text:style-name="P17">10 表示功能码<text:span text:style-name="T5"> <text:s/></text:span></text:p>
      <text:p text:style-name="P16"><text:span text:style-name="T1">10 </text:span><text:span text:style-name="T1">40 表示修改地址</text:span><text:span text:style-name="T4"> </text:span></text:p>
      <text:p text:style-name="P16"><text:span text:style-name="T1">00 </text:span><text:span text:style-name="T1">02 表示地址修改波特率为9600</text:span></text:p>
      <text:p text:style-name="P16"><text:span text:style-name="T1">(00表示默认值9600，01表示4800，02表示9600，</text:span><text:span text:style-name="T4"> </text:span><text:span text:style-name="T1">03表示19200，04表示38400) </text:span></text:p>
      <text:p text:style-name="P16"><text:span text:style-name="T1">C4 C5</text:span><text:span text:style-name="T1">表示CRC校验</text:span></text:p>
      <text:p text:style-name="P2">从机返回数据：</text:p>
      <text:p text:style-name="P17">01 10 10 38 00 02 C4 C5</text:p>
      <text:p text:style-name="P20">4、电能清零</text:p>
      <text:p text:style-name="P16"><text:span text:style-name="T1">01 10 10 39 00 F0 14 80</text:span><text:span text:style-name="T1">电能清零</text:span><text:span text:style-name="T4"> <text:s text:c="2"/></text:span></text:p>
      <text:p text:style-name="P16"><text:span text:style-name="T1">01 表示从机地址</text:span><text:span text:style-name="T4"> <text:s/></text:span><text:span text:style-name="T1">10 表示功能码</text:span><text:span text:style-name="T4"> <text:s/></text:span><text:span text:style-name="T1">10 41 表示寄存器首地址</text:span><text:span text:style-name="T4"> </text:span></text:p>
      <text:p text:style-name="P17">00 F0 表示三相电能清零（1111 0000自左往右依次为L1至L2、L3、直流）<text:span text:style-name="T5"> <text:s/></text:span></text:p>
      <text:p text:style-name="P16"><text:span text:style-name="T1">14 80</text:span><text:span text:style-name="T1">表示CRC校验</text:span></text:p>
      <text:p text:style-name="P4">7.8、寄存器定义（功能0X10）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office:value-type="string">
            <text:p text:style-name="P5">寄存器地址</text:p>
          </table:table-cell>
          <table:table-cell table:style-name="表格1.A1" office:value-type="string">
            <text:p text:style-name="P5">参数名称</text:p>
          </table:table-cell>
          <table:table-cell table:style-name="表格1.A1" office:value-type="string">
            <text:p text:style-name="P5">单位</text:p>
          </table:table-cell>
          <table:table-cell table:style-name="表格1.D1" office:value-type="string">
            <text:p text:style-name="P5">说明</text:p>
          </table:table-cell>
        </table:table-row>
        <table:table-row table:style-name="表格1.1">
          <table:table-cell table:style-name="表格1.A1" office:value-type="string">
            <text:p text:style-name="P7">0x1001</text:p>
          </table:table-cell>
          <table:table-cell table:style-name="表格1.A1" office:value-type="string">
            <text:p text:style-name="P7">设置地址</text:p>
          </table:table-cell>
          <table:table-cell table:style-name="表格1.A1" office:value-type="string">
            <text:p text:style-name="P6"/>
          </table:table-cell>
          <table:table-cell table:style-name="表格1.D1" office:value-type="string">
            <text:p text:style-name="P8"/>
          </table:table-cell>
        </table:table-row>
        <table:table-row table:style-name="表格1.1">
          <table:table-cell table:style-name="表格1.A1" office:value-type="string">
            <text:p text:style-name="P7">0x1002</text:p>
          </table:table-cell>
          <table:table-cell table:style-name="表格1.A1" office:value-type="string">
            <text:p text:style-name="P7">设置升压超限报警L1</text:p>
          </table:table-cell>
          <table:table-cell table:style-name="表格1.A1" office:value-type="string">
            <text:p text:style-name="P7">V</text:p>
          </table:table-cell>
          <table:table-cell table:style-name="表格1.D1" office:value-type="string">
            <text:p text:style-name="P12"><text:span text:style-name="T9">设置电流超限报警值 <text:s/></text:span><text:span text:style-name="T10">十六进制转换十进制除以十</text:span></text:p>
          </table:table-cell>
        </table:table-row>
        <table:table-row table:style-name="表格1.1">
          <table:table-cell table:style-name="表格1.A1" office:value-type="string">
            <text:p text:style-name="P21">0x1003</text:p>
          </table:table-cell>
          <table:table-cell table:style-name="表格1.A1" office:value-type="string">
            <text:p text:style-name="P7">设置欠压超限报警L1</text:p>
          </table:table-cell>
          <table:table-cell table:style-name="表格1.A1" office:value-type="string">
            <text:p text:style-name="P7">V</text:p>
          </table:table-cell>
          <table:table-cell table:style-name="表格1.D1" office:value-type="string">
            <text:p text:style-name="P9">同上</text:p>
          </table:table-cell>
        </table:table-row>
        <table:table-row table:style-name="表格1.1">
          <table:table-cell table:style-name="表格1.A1" office:value-type="string">
            <text:p text:style-name="P7">0x1004</text:p>
          </table:table-cell>
          <table:table-cell table:style-name="表格1.A1" office:value-type="string">
            <text:p text:style-name="P7">设置升压超限报警L2</text:p>
          </table:table-cell>
          <table:table-cell table:style-name="表格1.A1" office:value-type="string">
            <text:p text:style-name="P7">V</text:p>
          </table:table-cell>
          <table:table-cell table:style-name="表格1.D1" office:value-type="string">
            <text:p text:style-name="P9">同上</text:p>
          </table:table-cell>
        </table:table-row>
        <table:table-row table:style-name="表格1.1">
          <table:table-cell table:style-name="表格1.A1" office:value-type="string">
            <text:p text:style-name="P7">0x1005</text:p>
          </table:table-cell>
          <table:table-cell table:style-name="表格1.A1" office:value-type="string">
            <text:p text:style-name="P7">设置欠压超限报警L2</text:p>
          </table:table-cell>
          <table:table-cell table:style-name="表格1.A1" office:value-type="string">
            <text:p text:style-name="P7">V</text:p>
          </table:table-cell>
          <table:table-cell table:style-name="表格1.D1" office:value-type="string">
            <text:p text:style-name="P9">同上</text:p>
          </table:table-cell>
        </table:table-row>
        <table:table-row table:style-name="表格1.1">
          <table:table-cell table:style-name="表格1.A1" office:value-type="string">
            <text:p text:style-name="P21">0x1006</text:p>
          </table:table-cell>
          <table:table-cell table:style-name="表格1.A1" office:value-type="string">
            <text:p text:style-name="P7">设置升压超限报警L3</text:p>
          </table:table-cell>
          <table:table-cell table:style-name="表格1.A1" office:value-type="string">
            <text:p text:style-name="P7">V</text:p>
          </table:table-cell>
          <table:table-cell table:style-name="表格1.D1" office:value-type="string">
            <text:p text:style-name="P9">同上</text:p>
          </table:table-cell>
        </table:table-row>
        <table:table-row table:style-name="表格1.1">
          <table:table-cell table:style-name="表格1.A1" office:value-type="string">
            <text:p text:style-name="P21">0x1007</text:p>
          </table:table-cell>
          <table:table-cell table:style-name="表格1.A1" office:value-type="string">
            <text:p text:style-name="P7">设置欠压超限报警L3</text:p>
          </table:table-cell>
          <table:table-cell table:style-name="表格1.A1" office:value-type="string">
            <text:p text:style-name="P7">V</text:p>
          </table:table-cell>
          <table:table-cell table:style-name="表格1.D1" office:value-type="string">
            <text:p text:style-name="P9">同上</text:p>
          </table:table-cell>
        </table:table-row>
        <table:table-row table:style-name="表格1.1">
          <table:table-cell table:style-name="表格1.A1" office:value-type="string">
            <text:p text:style-name="P7">0x1008</text:p>
          </table:table-cell>
          <table:table-cell table:style-name="表格1.A1" office:value-type="string">
            <text:p text:style-name="P11"><text:span text:style-name="T9">设置升压超限报警L4</text:span></text:p>
          </table:table-cell>
          <table:table-cell table:style-name="表格1.A1" office:value-type="string">
            <text:p text:style-name="P7">V</text:p>
          </table:table-cell>
          <table:table-cell table:style-name="表格1.D1" office:value-type="string">
            <text:p text:style-name="P9">同上</text:p>
          </table:table-cell>
        </table:table-row>
        <table:table-row table:style-name="表格1.1">
          <table:table-cell table:style-name="表格1.A1" office:value-type="string">
            <text:p text:style-name="P21">0x1009</text:p>
          </table:table-cell>
          <table:table-cell table:style-name="表格1.A1" office:value-type="string">
            <text:p text:style-name="P11"><text:span text:style-name="T9">设置欠压超限报警L4</text:span></text:p>
          </table:table-cell>
          <table:table-cell table:style-name="表格1.A1" office:value-type="string">
            <text:p text:style-name="P7">V</text:p>
          </table:table-cell>
          <table:table-cell table:style-name="表格1.D1" office:value-type="string">
            <text:p text:style-name="P9">同上</text:p>
          </table:table-cell>
        </table:table-row>
        <table:table-row table:style-name="表格1.1">
          <table:table-cell table:style-name="表格1.A1" office:value-type="string">
            <text:p text:style-name="P7">0x100A</text:p>
          </table:table-cell>
          <table:table-cell table:style-name="表格1.A1" office:value-type="string">
            <text:p text:style-name="P11"><text:span text:style-name="T9">设置升压超限报警L5</text:span></text:p>
          </table:table-cell>
          <table:table-cell table:style-name="表格1.A1" office:value-type="string">
            <text:p text:style-name="P7">V</text:p>
          </table:table-cell>
          <table:table-cell table:style-name="表格1.D1" office:value-type="string">
            <text:p text:style-name="P9">同上</text:p>
          </table:table-cell>
        </table:table-row>
        <table:table-row table:style-name="表格1.1">
          <table:table-cell table:style-name="表格1.A1" office:value-type="string">
            <text:p text:style-name="P7">0x100B</text:p>
          </table:table-cell>
          <table:table-cell table:style-name="表格1.A1" office:value-type="string">
            <text:p text:style-name="P11"><text:span text:style-name="T9">设置欠压超限报警L5</text:span></text:p>
          </table:table-cell>
          <table:table-cell table:style-name="表格1.A1" office:value-type="string">
            <text:p text:style-name="P7">V</text:p>
          </table:table-cell>
          <table:table-cell table:style-name="表格1.D1" office:value-type="string">
            <text:p text:style-name="P9">同上</text:p>
          </table:table-cell>
        </table:table-row>
        <table:table-row table:style-name="表格1.1">
          <table:table-cell table:style-name="表格1.A1" office:value-type="string">
            <text:p text:style-name="P21">0x100C</text:p>
          </table:table-cell>
          <table:table-cell table:style-name="表格1.A1" office:value-type="string">
            <text:p text:style-name="P11"><text:span text:style-name="T9">设置升压超限报警L6</text:span></text:p>
          </table:table-cell>
          <table:table-cell table:style-name="表格1.A1" office:value-type="string">
            <text:p text:style-name="P7">V</text:p>
          </table:table-cell>
          <table:table-cell table:style-name="表格1.D1" office:value-type="string">
            <text:p text:style-name="P9">同上</text:p>
          </table:table-cell>
        </table:table-row>
        <table:table-row table:style-name="表格1.1">
          <table:table-cell table:style-name="表格1.A1" office:value-type="string">
            <text:p text:style-name="P21">0x100D</text:p>
          </table:table-cell>
          <table:table-cell table:style-name="表格1.A1" office:value-type="string">
            <text:p text:style-name="P11"><text:span text:style-name="T9">设置欠压超限报警L6</text:span></text:p>
          </table:table-cell>
          <table:table-cell table:style-name="表格1.A1" office:value-type="string">
            <text:p text:style-name="P7">V</text:p>
          </table:table-cell>
          <table:table-cell table:style-name="表格1.D1" office:value-type="string">
            <text:p text:style-name="P9">同上</text:p>
          </table:table-cell>
        </table:table-row>
        <table:table-row table:style-name="表格1.1">
          <table:table-cell table:style-name="表格1.A1" office:value-type="string">
            <text:p text:style-name="P7">0x100E</text:p>
          </table:table-cell>
          <table:table-cell table:style-name="表格1.A1" office:value-type="string">
            <text:p text:style-name="P11"><text:span text:style-name="T9">设置升压超限报警L7</text:span></text:p>
          </table:table-cell>
          <table:table-cell table:style-name="表格1.A1" office:value-type="string">
            <text:p text:style-name="P7">V</text:p>
          </table:table-cell>
          <table:table-cell table:style-name="表格1.D1" office:value-type="string">
            <text:p text:style-name="P9">同上</text:p>
          </table:table-cell>
        </table:table-row>
        <text:soft-page-break/>
        <table:table-row table:style-name="表格1.1">
          <table:table-cell table:style-name="表格1.A1" office:value-type="string">
            <text:p text:style-name="P21">0x100F</text:p>
          </table:table-cell>
          <table:table-cell table:style-name="表格1.A1" office:value-type="string">
            <text:p text:style-name="P11"><text:span text:style-name="T9">设置欠压超限报警L7</text:span></text:p>
          </table:table-cell>
          <table:table-cell table:style-name="表格1.A1" office:value-type="string">
            <text:p text:style-name="P7">V</text:p>
          </table:table-cell>
          <table:table-cell table:style-name="表格1.D1" office:value-type="string">
            <text:p text:style-name="P9">同上</text:p>
          </table:table-cell>
        </table:table-row>
        <table:table-row table:style-name="表格1.1">
          <table:table-cell table:style-name="表格1.A1" office:value-type="string">
            <text:p text:style-name="P7">0x1010</text:p>
          </table:table-cell>
          <table:table-cell table:style-name="表格1.A1" office:value-type="string">
            <text:p text:style-name="P11"><text:span text:style-name="T9">设置升压超限报警L8</text:span></text:p>
          </table:table-cell>
          <table:table-cell table:style-name="表格1.A1" office:value-type="string">
            <text:p text:style-name="P7">V</text:p>
          </table:table-cell>
          <table:table-cell table:style-name="表格1.D1" office:value-type="string">
            <text:p text:style-name="P9">同上</text:p>
          </table:table-cell>
        </table:table-row>
        <table:table-row table:style-name="表格1.1">
          <table:table-cell table:style-name="表格1.A1" office:value-type="string">
            <text:p text:style-name="P7">0x1011</text:p>
          </table:table-cell>
          <table:table-cell table:style-name="表格1.A1" office:value-type="string">
            <text:p text:style-name="P11"><text:span text:style-name="T9">设置欠压超限报警L8</text:span></text:p>
          </table:table-cell>
          <table:table-cell table:style-name="表格1.A1" office:value-type="string">
            <text:p text:style-name="P7">V</text:p>
          </table:table-cell>
          <table:table-cell table:style-name="表格1.D1" office:value-type="string">
            <text:p text:style-name="P9">同上</text:p>
          </table:table-cell>
        </table:table-row>
        <table:table-row table:style-name="表格1.1">
          <table:table-cell table:style-name="表格1.A1" office:value-type="string">
            <text:p text:style-name="P21">0x1012</text:p>
          </table:table-cell>
          <table:table-cell table:style-name="表格1.A1" office:value-type="string">
            <text:p text:style-name="P11"><text:span text:style-name="T9">设置升压超限报警L9</text:span></text:p>
          </table:table-cell>
          <table:table-cell table:style-name="表格1.A1" office:value-type="string">
            <text:p text:style-name="P7">V</text:p>
          </table:table-cell>
          <table:table-cell table:style-name="表格1.D1" office:value-type="string">
            <text:p text:style-name="P9">同上</text:p>
          </table:table-cell>
        </table:table-row>
        <table:table-row table:style-name="表格1.1">
          <table:table-cell table:style-name="表格1.A1" office:value-type="string">
            <text:p text:style-name="P21">0x1013</text:p>
          </table:table-cell>
          <table:table-cell table:style-name="表格1.A1" office:value-type="string">
            <text:p text:style-name="P11"><text:span text:style-name="T9">设置欠压超限报警L9</text:span></text:p>
          </table:table-cell>
          <table:table-cell table:style-name="表格1.A1" office:value-type="string">
            <text:p text:style-name="P7">V</text:p>
          </table:table-cell>
          <table:table-cell table:style-name="表格1.D1" office:value-type="string">
            <text:p text:style-name="P9">同上</text:p>
          </table:table-cell>
        </table:table-row>
        <table:table-row table:style-name="表格1.1">
          <table:table-cell table:style-name="表格1.A1" office:value-type="string">
            <text:p text:style-name="P9"><text:s text:c="2"/>0x1020</text:p>
          </table:table-cell>
          <table:table-cell table:style-name="表格1.A1" office:value-type="string">
            <text:p text:style-name="P7">设置电流上限报警L1</text:p>
          </table:table-cell>
          <table:table-cell table:style-name="表格1.A1" office:value-type="string">
            <text:p text:style-name="P7">A</text:p>
          </table:table-cell>
          <table:table-cell table:style-name="表格1.D1" office:value-type="string">
            <text:p text:style-name="P9">同上</text:p>
          </table:table-cell>
        </table:table-row>
        <table:table-row table:style-name="表格1.1">
          <table:table-cell table:style-name="表格1.A1" office:value-type="string">
            <text:p text:style-name="P9"><text:s text:c="2"/>0x1021</text:p>
          </table:table-cell>
          <table:table-cell table:style-name="表格1.A1" office:value-type="string">
            <text:p text:style-name="P7">设置电流下限报警L1</text:p>
          </table:table-cell>
          <table:table-cell table:style-name="表格1.A1" office:value-type="string">
            <text:p text:style-name="P7">A</text:p>
          </table:table-cell>
          <table:table-cell table:style-name="表格1.D1" office:value-type="string">
            <text:p text:style-name="P9">同上</text:p>
          </table:table-cell>
        </table:table-row>
        <table:table-row table:style-name="表格1.1">
          <table:table-cell table:style-name="表格1.A1" office:value-type="string">
            <text:p text:style-name="P22">0x1022</text:p>
          </table:table-cell>
          <table:table-cell table:style-name="表格1.A1" office:value-type="string">
            <text:p text:style-name="P7">设置电流上限报警L2</text:p>
          </table:table-cell>
          <table:table-cell table:style-name="表格1.A1" office:value-type="string">
            <text:p text:style-name="P7">A</text:p>
          </table:table-cell>
          <table:table-cell table:style-name="表格1.D1" office:value-type="string">
            <text:p text:style-name="P9">同上</text:p>
          </table:table-cell>
        </table:table-row>
        <table:table-row table:style-name="表格1.1">
          <table:table-cell table:style-name="表格1.A1" office:value-type="string">
            <text:p text:style-name="P22">0x1023</text:p>
          </table:table-cell>
          <table:table-cell table:style-name="表格1.A1" office:value-type="string">
            <text:p text:style-name="P7">设置电流下限报警L2</text:p>
          </table:table-cell>
          <table:table-cell table:style-name="表格1.A1" office:value-type="string">
            <text:p text:style-name="P7">A</text:p>
          </table:table-cell>
          <table:table-cell table:style-name="表格1.D1" office:value-type="string">
            <text:p text:style-name="P9">同上</text:p>
          </table:table-cell>
        </table:table-row>
        <table:table-row table:style-name="表格1.1">
          <table:table-cell table:style-name="表格1.A1" office:value-type="string">
            <text:p text:style-name="P9"><text:s text:c="2"/>0x1024</text:p>
          </table:table-cell>
          <table:table-cell table:style-name="表格1.A1" office:value-type="string">
            <text:p text:style-name="P7">设置电流上限报警L3</text:p>
          </table:table-cell>
          <table:table-cell table:style-name="表格1.A1" office:value-type="string">
            <text:p text:style-name="P7">A</text:p>
          </table:table-cell>
          <table:table-cell table:style-name="表格1.D1" office:value-type="string">
            <text:p text:style-name="P9">同上</text:p>
          </table:table-cell>
        </table:table-row>
        <table:table-row table:style-name="表格1.1">
          <table:table-cell table:style-name="表格1.A1" office:value-type="string">
            <text:p text:style-name="P22">0x1025</text:p>
          </table:table-cell>
          <table:table-cell table:style-name="表格1.A1" office:value-type="string">
            <text:p text:style-name="P7">设置电流下限报警L3</text:p>
          </table:table-cell>
          <table:table-cell table:style-name="表格1.A1" office:value-type="string">
            <text:p text:style-name="P7">A</text:p>
          </table:table-cell>
          <table:table-cell table:style-name="表格1.D1" office:value-type="string">
            <text:p text:style-name="P9">同上</text:p>
          </table:table-cell>
        </table:table-row>
        <table:table-row table:style-name="表格1.1">
          <table:table-cell table:style-name="表格1.A1" office:value-type="string">
            <text:p text:style-name="P9"><text:s text:c="2"/>0x1026</text:p>
          </table:table-cell>
          <table:table-cell table:style-name="表格1.A1" office:value-type="string">
            <text:p text:style-name="P11"><text:span text:style-name="T9">设置电流上限报警L4</text:span></text:p>
          </table:table-cell>
          <table:table-cell table:style-name="表格1.A1" office:value-type="string">
            <text:p text:style-name="P7">A</text:p>
          </table:table-cell>
          <table:table-cell table:style-name="表格1.D1" office:value-type="string">
            <text:p text:style-name="P9">同上</text:p>
          </table:table-cell>
        </table:table-row>
        <table:table-row table:style-name="表格1.1">
          <table:table-cell table:style-name="表格1.A1" office:value-type="string">
            <text:p text:style-name="P9"><text:s text:c="2"/>0x1027</text:p>
          </table:table-cell>
          <table:table-cell table:style-name="表格1.A1" office:value-type="string">
            <text:p text:style-name="P11"><text:span text:style-name="T9">设置电流下限报警L4</text:span></text:p>
          </table:table-cell>
          <table:table-cell table:style-name="表格1.A1" office:value-type="string">
            <text:p text:style-name="P7">A</text:p>
          </table:table-cell>
          <table:table-cell table:style-name="表格1.D1" office:value-type="string">
            <text:p text:style-name="P9">同上</text:p>
          </table:table-cell>
        </table:table-row>
        <table:table-row table:style-name="表格1.1">
          <table:table-cell table:style-name="表格1.A1" office:value-type="string">
            <text:p text:style-name="P22">0x1028</text:p>
          </table:table-cell>
          <table:table-cell table:style-name="表格1.A1" office:value-type="string">
            <text:p text:style-name="P11"><text:span text:style-name="T9">设置电流上限报警L5</text:span></text:p>
          </table:table-cell>
          <table:table-cell table:style-name="表格1.A1" office:value-type="string">
            <text:p text:style-name="P7">A</text:p>
          </table:table-cell>
          <table:table-cell table:style-name="表格1.D1" office:value-type="string">
            <text:p text:style-name="P9">同上</text:p>
          </table:table-cell>
        </table:table-row>
        <table:table-row table:style-name="表格1.1">
          <table:table-cell table:style-name="表格1.A1" office:value-type="string">
            <text:p text:style-name="P22">0x1029</text:p>
          </table:table-cell>
          <table:table-cell table:style-name="表格1.A1" office:value-type="string">
            <text:p text:style-name="P11"><text:span text:style-name="T9">设置电流下限报警L5</text:span></text:p>
          </table:table-cell>
          <table:table-cell table:style-name="表格1.A1" office:value-type="string">
            <text:p text:style-name="P7">A</text:p>
          </table:table-cell>
          <table:table-cell table:style-name="表格1.D1" office:value-type="string">
            <text:p text:style-name="P9">同上</text:p>
          </table:table-cell>
        </table:table-row>
        <table:table-row table:style-name="表格1.1">
          <table:table-cell table:style-name="表格1.A1" office:value-type="string">
            <text:p text:style-name="P9"><text:s text:c="2"/>0x102A</text:p>
          </table:table-cell>
          <table:table-cell table:style-name="表格1.A1" office:value-type="string">
            <text:p text:style-name="P11"><text:span text:style-name="T9">设置电流上限报警L6</text:span></text:p>
          </table:table-cell>
          <table:table-cell table:style-name="表格1.A1" office:value-type="string">
            <text:p text:style-name="P7">A</text:p>
          </table:table-cell>
          <table:table-cell table:style-name="表格1.D1" office:value-type="string">
            <text:p text:style-name="P9">同上</text:p>
          </table:table-cell>
        </table:table-row>
        <table:table-row table:style-name="表格1.1">
          <table:table-cell table:style-name="表格1.A1" office:value-type="string">
            <text:p text:style-name="P22">0x102B</text:p>
          </table:table-cell>
          <table:table-cell table:style-name="表格1.A1" office:value-type="string">
            <text:p text:style-name="P11"><text:span text:style-name="T9">设置电流下限报警L6</text:span></text:p>
          </table:table-cell>
          <table:table-cell table:style-name="表格1.A1" office:value-type="string">
            <text:p text:style-name="P7">A</text:p>
          </table:table-cell>
          <table:table-cell table:style-name="表格1.D1" office:value-type="string">
            <text:p text:style-name="P9">同上</text:p>
          </table:table-cell>
        </table:table-row>
        <table:table-row table:style-name="表格1.1">
          <table:table-cell table:style-name="表格1.A1" office:value-type="string">
            <text:p text:style-name="P9"><text:s text:c="2"/>0x102C</text:p>
          </table:table-cell>
          <table:table-cell table:style-name="表格1.A1" office:value-type="string">
            <text:p text:style-name="P11"><text:span text:style-name="T9">设置电流上限报警L7</text:span></text:p>
          </table:table-cell>
          <table:table-cell table:style-name="表格1.A1" office:value-type="string">
            <text:p text:style-name="P7">A</text:p>
          </table:table-cell>
          <table:table-cell table:style-name="表格1.D1" office:value-type="string">
            <text:p text:style-name="P9">同上</text:p>
          </table:table-cell>
        </table:table-row>
        <table:table-row table:style-name="表格1.1">
          <table:table-cell table:style-name="表格1.A1" office:value-type="string">
            <text:p text:style-name="P9"><text:s text:c="2"/>0x102D</text:p>
          </table:table-cell>
          <table:table-cell table:style-name="表格1.A1" office:value-type="string">
            <text:p text:style-name="P11"><text:span text:style-name="T9">设置电流下限报警L7</text:span></text:p>
          </table:table-cell>
          <table:table-cell table:style-name="表格1.A1" office:value-type="string">
            <text:p text:style-name="P7">A</text:p>
          </table:table-cell>
          <table:table-cell table:style-name="表格1.D1" office:value-type="string">
            <text:p text:style-name="P9">同上</text:p>
          </table:table-cell>
        </table:table-row>
        <table:table-row table:style-name="表格1.1">
          <table:table-cell table:style-name="表格1.A1" office:value-type="string">
            <text:p text:style-name="P22">0x102E</text:p>
          </table:table-cell>
          <table:table-cell table:style-name="表格1.A1" office:value-type="string">
            <text:p text:style-name="P11"><text:span text:style-name="T9">设置电流上限报警L8</text:span></text:p>
          </table:table-cell>
          <table:table-cell table:style-name="表格1.A1" office:value-type="string">
            <text:p text:style-name="P7">A</text:p>
          </table:table-cell>
          <table:table-cell table:style-name="表格1.D1" office:value-type="string">
            <text:p text:style-name="P9">同上</text:p>
          </table:table-cell>
        </table:table-row>
        <table:table-row table:style-name="表格1.1">
          <table:table-cell table:style-name="表格1.A1" office:value-type="string">
            <text:p text:style-name="P22">0x102F</text:p>
          </table:table-cell>
          <table:table-cell table:style-name="表格1.A1" office:value-type="string">
            <text:p text:style-name="P11"><text:span text:style-name="T9">设置电流下限报警L8</text:span></text:p>
          </table:table-cell>
          <table:table-cell table:style-name="表格1.A1" office:value-type="string">
            <text:p text:style-name="P7">A</text:p>
          </table:table-cell>
          <table:table-cell table:style-name="表格1.D1" office:value-type="string">
            <text:p text:style-name="P9">同上</text:p>
          </table:table-cell>
        </table:table-row>
        <table:table-row table:style-name="表格1.1">
          <table:table-cell table:style-name="表格1.A1" office:value-type="string">
            <text:p text:style-name="P12"><text:span text:style-name="T9"><text:s text:c="2"/>0x1030</text:span></text:p>
          </table:table-cell>
          <table:table-cell table:style-name="表格1.A1" office:value-type="string">
            <text:p text:style-name="P11"><text:span text:style-name="T9">设置电流上限报警L9</text:span></text:p>
          </table:table-cell>
          <table:table-cell table:style-name="表格1.A1" office:value-type="string">
            <text:p text:style-name="P7">A</text:p>
          </table:table-cell>
          <table:table-cell table:style-name="表格1.D1" office:value-type="string">
            <text:p text:style-name="P9">同上</text:p>
          </table:table-cell>
        </table:table-row>
        <table:table-row table:style-name="表格1.1">
          <table:table-cell table:style-name="表格1.A1" office:value-type="string">
            <text:p text:style-name="P23"><text:span text:style-name="T9">0x1031</text:span></text:p>
          </table:table-cell>
          <table:table-cell table:style-name="表格1.A1" office:value-type="string">
            <text:p text:style-name="P11"><text:span text:style-name="T9">设置电流下限报警L9</text:span></text:p>
          </table:table-cell>
          <table:table-cell table:style-name="表格1.A1" office:value-type="string">
            <text:p text:style-name="P7">A</text:p>
          </table:table-cell>
          <table:table-cell table:style-name="表格1.D1" office:value-type="string">
            <text:p text:style-name="P9">同上</text:p>
          </table:table-cell>
        </table:table-row>
        <table:table-row table:style-name="表格1.1">
          <table:table-cell table:style-name="表格1.A1" office:value-type="string">
            <text:p text:style-name="P12"><text:span text:style-name="T9"><text:s text:c="2"/>0x1032</text:span></text:p>
          </table:table-cell>
          <table:table-cell table:style-name="表格1.A1" office:value-type="string">
            <text:p text:style-name="P7">设置温度1上限报警值</text:p>
          </table:table-cell>
          <table:table-cell table:style-name="表格1.A1" office:value-type="string">
            <text:p text:style-name="P7">C</text:p>
          </table:table-cell>
          <table:table-cell table:style-name="表格1.D1" office:value-type="string">
            <text:p text:style-name="P8"/>
          </table:table-cell>
        </table:table-row>
        <table:table-row table:style-name="表格1.1">
          <table:table-cell table:style-name="表格1.A1" office:value-type="string">
            <text:p text:style-name="P12"><text:span text:style-name="T9"><text:s text:c="2"/>0x1033</text:span></text:p>
          </table:table-cell>
          <table:table-cell table:style-name="表格1.A1" office:value-type="string">
            <text:p text:style-name="P7">设置温度1下限报警值</text:p>
          </table:table-cell>
          <table:table-cell table:style-name="表格1.A1" office:value-type="string">
            <text:p text:style-name="P7">C</text:p>
          </table:table-cell>
          <table:table-cell table:style-name="表格1.D1" office:value-type="string">
            <text:p text:style-name="P8"/>
          </table:table-cell>
        </table:table-row>
        <table:table-row table:style-name="表格1.1">
          <table:table-cell table:style-name="表格1.A1" office:value-type="string">
            <text:p text:style-name="P12"><text:span text:style-name="T9"><text:s text:c="2"/>0x1034</text:span></text:p>
          </table:table-cell>
          <table:table-cell table:style-name="表格1.A1" office:value-type="string">
            <text:p text:style-name="P7">设置温度2上限报警值</text:p>
          </table:table-cell>
          <table:table-cell table:style-name="表格1.A1" office:value-type="string">
            <text:p text:style-name="P7">C</text:p>
          </table:table-cell>
          <table:table-cell table:style-name="表格1.D1" office:value-type="string">
            <text:p text:style-name="P8"/>
          </table:table-cell>
        </table:table-row>
        <table:table-row table:style-name="表格1.1">
          <table:table-cell table:style-name="表格1.A1" office:value-type="string">
            <text:p text:style-name="P12"><text:span text:style-name="T9"><text:s text:c="2"/>0x1035</text:span></text:p>
          </table:table-cell>
          <table:table-cell table:style-name="表格1.A1" office:value-type="string">
            <text:p text:style-name="P7">设置温度2下限报警值</text:p>
          </table:table-cell>
          <table:table-cell table:style-name="表格1.A1" office:value-type="string">
            <text:p text:style-name="P7">C</text:p>
          </table:table-cell>
          <table:table-cell table:style-name="表格1.D1" office:value-type="string">
            <text:p text:style-name="P8"/>
          </table:table-cell>
        </table:table-row>
        <table:table-row table:style-name="表格1.1">
          <table:table-cell table:style-name="表格1.A1" office:value-type="string">
            <text:p text:style-name="P12"><text:span text:style-name="T9"><text:s text:c="2"/>0x1036</text:span></text:p>
          </table:table-cell>
          <table:table-cell table:style-name="表格1.A1" office:value-type="string">
            <text:p text:style-name="P7">设置温度3上限报警值</text:p>
          </table:table-cell>
          <table:table-cell table:style-name="表格1.A1" office:value-type="string">
            <text:p text:style-name="P7">C</text:p>
          </table:table-cell>
          <table:table-cell table:style-name="表格1.D1" office:value-type="string">
            <text:p text:style-name="P7">B</text:p>
          </table:table-cell>
        </table:table-row>
        <table:table-row table:style-name="表格1.1">
          <table:table-cell table:style-name="表格1.A1" office:value-type="string">
            <text:p text:style-name="P12"><text:span text:style-name="T9"><text:s text:c="2"/>0x1037</text:span></text:p>
          </table:table-cell>
          <table:table-cell table:style-name="表格1.A1" office:value-type="string">
            <text:p text:style-name="P7">设置温度3下限报警值</text:p>
          </table:table-cell>
          <table:table-cell table:style-name="表格1.A1" office:value-type="string">
            <text:p text:style-name="P7">C</text:p>
          </table:table-cell>
          <table:table-cell table:style-name="表格1.D1" office:value-type="string">
            <text:p text:style-name="P6"/>
          </table:table-cell>
        </table:table-row>
        <table:table-row table:style-name="表格1.1">
          <table:table-cell table:style-name="表格1.A1" office:value-type="string">
            <text:p text:style-name="P9"><text:s text:c="2"/>0x1038</text:p>
          </table:table-cell>
          <table:table-cell table:style-name="表格1.A1" office:value-type="string">
            <text:p text:style-name="P7">设置波特率</text:p>
          </table:table-cell>
          <table:table-cell table:style-name="表格1.A1" office:value-type="string">
            <text:p text:style-name="P7">C</text:p>
          </table:table-cell>
          <table:table-cell table:style-name="表格1.D1" office:value-type="string">
            <text:p text:style-name="P7">B</text:p>
          </table:table-cell>
        </table:table-row>
        <table:table-row table:style-name="表格1.1">
          <table:table-cell table:style-name="表格1.A1" office:value-type="string">
            <text:p text:style-name="P9"><text:s text:c="2"/>0x1039</text:p>
          </table:table-cell>
          <table:table-cell table:style-name="表格1.A1" office:value-type="string">
            <text:p text:style-name="P7">电能清零</text:p>
          </table:table-cell>
          <table:table-cell table:style-name="表格1.A1" office:value-type="string">
            <text:p text:style-name="P7">C</text:p>
          </table:table-cell>
          <table:table-cell table:style-name="表格1.D1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13:53:49.401467494</meta:creation-date>
    <meta:generator>LibreOffice/5.1.6.2$Linux_X86_64 LibreOffice_project/10m0$Build-2</meta:generator>
    <dc:date>2018-04-27T13:58:49.543094971</dc:date>
    <meta:editing-duration>PT4M33S</meta:editing-duration>
    <meta:editing-cycles>5</meta:editing-cycles>
    <meta:document-statistic meta:table-count="1" meta:image-count="0" meta:object-count="0" meta:page-count="6" meta:paragraph-count="315" meta:word-count="2589" meta:character-count="4042" meta:non-whitespace-character-count="3536"/>
  </office:meta>
</office:document-meta>
</file>